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4" table:default-cell-style-name="ce1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Full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coure</text:p>
          </table:table-cell>
          <table:table-cell office:value-type="string" calcext:value-type="string">
            <text:p>alfoussein</text:p>
          </table:table-cell>
          <table:table-cell table:formula="of:=CONCATENATE([.A2];&quot; &quot;;[.B2])" office:value-type="string" office:string-value="doucoure alfoussein" calcext:value-type="string">
            <text:p>doucoure alfouss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ef</text:p>
          </table:table-cell>
          <table:table-cell office:value-type="string" calcext:value-type="string">
            <text:p>amine</text:p>
          </table:table-cell>
          <table:table-cell table:formula="of:=CONCATENATE([.A3];&quot; &quot;;[.B3])" office:value-type="string" office:string-value="hadef amine" calcext:value-type="string">
            <text:p>hadef 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baz</text:p>
          </table:table-cell>
          <table:table-cell office:value-type="string" calcext:value-type="string">
            <text:p>anas</text:p>
          </table:table-cell>
          <table:table-cell table:formula="of:=CONCATENATE([.A4];&quot; &quot;;[.B4])" office:value-type="string" office:string-value="belbaz anas" calcext:value-type="string">
            <text:p>belbaz 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ndry-michael</text:p>
          </table:table-cell>
          <table:table-cell table:formula="of:=CONCATENATE([.A5];&quot; &quot;;[.B5])" office:value-type="string" office:string-value="johnson andry-michael" calcext:value-type="string">
            <text:p>johnson andry-micha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ux</text:p>
          </table:table-cell>
          <table:table-cell office:value-type="string" calcext:value-type="string">
            <text:p>antonin</text:p>
          </table:table-cell>
          <table:table-cell table:formula="of:=CONCATENATE([.A6];&quot; &quot;;[.B6])" office:value-type="string" office:string-value="rieux antonin" calcext:value-type="string">
            <text:p>rieux anton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dack</text:p>
          </table:table-cell>
          <table:table-cell office:value-type="string" calcext:value-type="string">
            <text:p>arnaud</text:p>
          </table:table-cell>
          <table:table-cell table:formula="of:=CONCATENATE([.A7];&quot; &quot;;[.B7])" office:value-type="string" office:string-value="bordack arnaud" calcext:value-type="string">
            <text:p>bordack arnau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khelfallah</text:p>
          </table:table-cell>
          <table:table-cell office:value-type="string" calcext:value-type="string">
            <text:p>badis</text:p>
          </table:table-cell>
          <table:table-cell table:formula="of:=CONCATENATE([.A8];&quot; &quot;;[.B8])" office:value-type="string" office:string-value="benkhelfallah badis" calcext:value-type="string">
            <text:p>benkhelfallah bad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occa</text:p>
          </table:table-cell>
          <table:table-cell office:value-type="string" calcext:value-type="string">
            <text:p>baptiste</text:p>
          </table:table-cell>
          <table:table-cell table:formula="of:=CONCATENATE([.A9];&quot; &quot;;[.B9])" office:value-type="string" office:string-value="chiocca baptiste" calcext:value-type="string">
            <text:p>chiocca bapti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baptiste</text:p>
          </table:table-cell>
          <table:table-cell table:formula="of:=CONCATENATE([.A10];&quot; &quot;;[.B10])" office:value-type="string" office:string-value="dumont baptiste" calcext:value-type="string">
            <text:p>dumont bapti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eau</text:p>
          </table:table-cell>
          <table:table-cell office:value-type="string" calcext:value-type="string">
            <text:p>benjamin</text:p>
          </table:table-cell>
          <table:table-cell table:formula="of:=CONCATENATE([.A11];&quot; &quot;;[.B11])" office:value-type="string" office:string-value="termeau benjamin" calcext:value-type="string">
            <text:p>termeau benja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arbouche</text:p>
          </table:table-cell>
          <table:table-cell office:value-type="string" calcext:value-type="string">
            <text:p>bilel</text:p>
          </table:table-cell>
          <table:table-cell table:formula="of:=CONCATENATE([.A12];&quot; &quot;;[.B12])" office:value-type="string" office:string-value="kharbouche bilel" calcext:value-type="string">
            <text:p>kharbouche bil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t</text:p>
          </table:table-cell>
          <table:table-cell office:value-type="string" calcext:value-type="string">
            <text:p>brice</text:p>
          </table:table-cell>
          <table:table-cell table:formula="of:=CONCATENATE([.A13];&quot; &quot;;[.B13])" office:value-type="string" office:string-value="contet brice" calcext:value-type="string">
            <text:p>contet b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gkhavongs</text:p>
          </table:table-cell>
          <table:table-cell office:value-type="string" calcext:value-type="string">
            <text:p>cassandra</text:p>
          </table:table-cell>
          <table:table-cell table:formula="of:=CONCATENATE([.A14];&quot; &quot;;[.B14])" office:value-type="string" office:string-value="sangkhavongs cassandra" calcext:value-type="string">
            <text:p>sangkhavongs cassand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christopher</text:p>
          </table:table-cell>
          <table:table-cell table:formula="of:=CONCATENATE([.A15];&quot; &quot;;[.B15])" office:value-type="string" office:string-value="nicolas christopher" calcext:value-type="string">
            <text:p>nicolas christop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s</text:p>
          </table:table-cell>
          <table:table-cell office:value-type="string" calcext:value-type="string">
            <text:p>daphne</text:p>
          </table:table-cell>
          <table:table-cell table:formula="of:=CONCATENATE([.A16];&quot; &quot;;[.B16])" office:value-type="string" office:string-value="barres daphne" calcext:value-type="string">
            <text:p>barres daph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hadjar</text:p>
          </table:table-cell>
          <table:table-cell office:value-type="string" calcext:value-type="string">
            <text:p>djamel</text:p>
          </table:table-cell>
          <table:table-cell table:formula="of:=CONCATENATE([.A17];&quot; &quot;;[.B17])" office:value-type="string" office:string-value="bouhadjar djamel" calcext:value-type="string">
            <text:p>bouhadjar djam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blomasse</text:p>
          </table:table-cell>
          <table:table-cell office:value-type="string" calcext:value-type="string">
            <text:p>djarlane</text:p>
          </table:table-cell>
          <table:table-cell table:formula="of:=CONCATENATE([.A18];&quot; &quot;;[.B18])" office:value-type="string" office:string-value="egblomasse djarlane" calcext:value-type="string">
            <text:p>egblomasse djarl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hmun</text:p>
          </table:table-cell>
          <table:table-cell office:value-type="string" calcext:value-type="string">
            <text:p>dylan</text:p>
          </table:table-cell>
          <table:table-cell table:formula="of:=CONCATENATE([.A19];&quot; &quot;;[.B19])" office:value-type="string" office:string-value="luchmun dylan" calcext:value-type="string">
            <text:p>luchmun d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aybulov</text:p>
          </table:table-cell>
          <table:table-cell office:value-type="string" calcext:value-type="string">
            <text:p>egor</text:p>
          </table:table-cell>
          <table:table-cell table:formula="of:=CONCATENATE([.A20];&quot; &quot;;[.B20])" office:value-type="string" office:string-value="khaybulov egor" calcext:value-type="string">
            <text:p>khaybulov eg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lfouf</text:p>
          </table:table-cell>
          <table:table-cell office:value-type="string" calcext:value-type="string">
            <text:p>elie</text:p>
          </table:table-cell>
          <table:table-cell table:formula="of:=CONCATENATE([.A21];&quot; &quot;;[.B21])" office:value-type="string" office:string-value="yelfouf elie" calcext:value-type="string">
            <text:p>yelfouf el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a</text:p>
          </table:table-cell>
          <table:table-cell office:value-type="string" calcext:value-type="string">
            <text:p>estelle</text:p>
          </table:table-cell>
          <table:table-cell table:formula="of:=CONCATENATE([.A22];&quot; &quot;;[.B22])" office:value-type="string" office:string-value="barna estelle" calcext:value-type="string">
            <text:p>barna est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calves</text:p>
          </table:table-cell>
          <table:table-cell office:value-type="string" calcext:value-type="string">
            <text:p>estelle</text:p>
          </table:table-cell>
          <table:table-cell table:formula="of:=CONCATENATE([.A23];&quot; &quot;;[.B23])" office:value-type="string" office:string-value="goncalves estelle" calcext:value-type="string">
            <text:p>goncalves est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fabien</text:p>
          </table:table-cell>
          <table:table-cell table:formula="of:=CONCATENATE([.A24];&quot; &quot;;[.B24])" office:value-type="string" office:string-value="martinez fabien" calcext:value-type="string">
            <text:p>martinez fab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myre</text:p>
          </table:table-cell>
          <table:table-cell office:value-type="string" calcext:value-type="string">
            <text:p>florian</text:p>
          </table:table-cell>
          <table:table-cell table:formula="of:=CONCATENATE([.A25];&quot; &quot;;[.B25])" office:value-type="string" office:string-value="lemyre florian" calcext:value-type="string">
            <text:p>lemyre flor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krarchouche</text:p>
          </table:table-cell>
          <table:table-cell office:value-type="string" calcext:value-type="string">
            <text:p>jawn</text:p>
          </table:table-cell>
          <table:table-cell table:formula="of:=CONCATENATE([.A26];&quot; &quot;;[.B26])" office:value-type="string" office:string-value="bekrarchouche jawn" calcext:value-type="string">
            <text:p>bekrarchouche j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joel</text:p>
          </table:table-cell>
          <table:table-cell table:formula="of:=CONCATENATE([.A27];&quot; &quot;;[.B27])" office:value-type="string" office:string-value="tan joel" calcext:value-type="string">
            <text:p>tan jo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mine-bromberg</text:p>
          </table:table-cell>
          <table:table-cell office:value-type="string" calcext:value-type="string">
            <text:p>julien</text:p>
          </table:table-cell>
          <table:table-cell table:formula="of:=CONCATENATE([.A28];&quot; &quot;;[.B28])" office:value-type="string" office:string-value="hermine-bromberg julien" calcext:value-type="string">
            <text:p>hermine-bromberg ju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la-chatre</text:p>
          </table:table-cell>
          <table:table-cell office:value-type="string" calcext:value-type="string">
            <text:p>juliette</text:p>
          </table:table-cell>
          <table:table-cell table:formula="of:=CONCATENATE([.A29];&quot; &quot;;[.B29])" office:value-type="string" office:string-value="de-la-chatre juliette" calcext:value-type="string">
            <text:p>de-la-chatre juliet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deghi</text:p>
          </table:table-cell>
          <table:table-cell office:value-type="string" calcext:value-type="string">
            <text:p>kevan</text:p>
          </table:table-cell>
          <table:table-cell table:formula="of:=CONCATENATE([.A30];&quot; &quot;;[.B30])" office:value-type="string" office:string-value="sadeghi kevan" calcext:value-type="string">
            <text:p>sadeghi kev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houb</text:p>
          </table:table-cell>
          <table:table-cell office:value-type="string" calcext:value-type="string">
            <text:p>kevin</text:p>
          </table:table-cell>
          <table:table-cell table:formula="of:=CONCATENATE([.A31];&quot; &quot;;[.B31])" office:value-type="string" office:string-value="habhoub kevin" calcext:value-type="string">
            <text:p>habhoub kev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deron</text:p>
          </table:table-cell>
          <table:table-cell office:value-type="string" calcext:value-type="string">
            <text:p>marley</text:p>
          </table:table-cell>
          <table:table-cell table:formula="of:=CONCATENATE([.A32];&quot; &quot;;[.B32])" office:value-type="string" office:string-value="cideron marley" calcext:value-type="string">
            <text:p>cideron mar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moal</text:p>
          </table:table-cell>
          <table:table-cell office:value-type="string" calcext:value-type="string">
            <text:p>mathieu</text:p>
          </table:table-cell>
          <table:table-cell table:formula="of:=CONCATENATE([.A33];&quot; &quot;;[.B33])" office:value-type="string" office:string-value="kermoal mathieu" calcext:value-type="string">
            <text:p>kermoal math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meurs</text:p>
          </table:table-cell>
          <table:table-cell office:value-type="string" calcext:value-type="string">
            <text:p>mehdy</text:p>
          </table:table-cell>
          <table:table-cell table:formula="of:=CONCATENATE([.A34];&quot; &quot;;[.B34])" office:value-type="string" office:string-value="lemeurs mehdy" calcext:value-type="string">
            <text:p>lemeurs meh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medan</text:p>
          </table:table-cell>
          <table:table-cell office:value-type="string" calcext:value-type="string">
            <text:p>modar</text:p>
          </table:table-cell>
          <table:table-cell table:formula="of:=CONCATENATE([.A35];&quot; &quot;;[.B35])" office:value-type="string" office:string-value="hmedan modar" calcext:value-type="string">
            <text:p>hmedan mo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ina-edimo</text:p>
          </table:table-cell>
          <table:table-cell office:value-type="string" calcext:value-type="string">
            <text:p>nicolas</text:p>
          </table:table-cell>
          <table:table-cell table:formula="of:=CONCATENATE([.A36];&quot; &quot;;[.B36])" office:value-type="string" office:string-value="evina-edimo nicolas" calcext:value-type="string">
            <text:p>evina-edimo nico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vard</text:p>
          </table:table-cell>
          <table:table-cell office:value-type="string" calcext:value-type="string">
            <text:p>nicolas</text:p>
          </table:table-cell>
          <table:table-cell table:formula="of:=CONCATENATE([.A37];&quot; &quot;;[.B37])" office:value-type="string" office:string-value="havard nicolas" calcext:value-type="string">
            <text:p>havard nico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i</text:p>
          </table:table-cell>
          <table:table-cell office:value-type="string" calcext:value-type="string">
            <text:p>nicolas</text:p>
          </table:table-cell>
          <table:table-cell table:formula="of:=CONCATENATE([.A38];&quot; &quot;;[.B38])" office:value-type="string" office:string-value="kayi nicolas" calcext:value-type="string">
            <text:p>kayi nico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in</text:p>
          </table:table-cell>
          <table:table-cell office:value-type="string" calcext:value-type="string">
            <text:p>nils</text:p>
          </table:table-cell>
          <table:table-cell table:formula="of:=CONCATENATE([.A39];&quot; &quot;;[.B39])" office:value-type="string" office:string-value="germain nils" calcext:value-type="string">
            <text:p>germain n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yac</text:p>
          </table:table-cell>
          <table:table-cell office:value-type="string" calcext:value-type="string">
            <text:p>quentin</text:p>
          </table:table-cell>
          <table:table-cell table:formula="of:=CONCATENATE([.A40];&quot; &quot;;[.B40])" office:value-type="string" office:string-value="flayac quentin" calcext:value-type="string">
            <text:p>flayac quen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mani</text:p>
          </table:table-cell>
          <table:table-cell office:value-type="string" calcext:value-type="string">
            <text:p>rayane</text:p>
          </table:table-cell>
          <table:table-cell table:formula="of:=CONCATENATE([.A41];&quot; &quot;;[.B41])" office:value-type="string" office:string-value="slimani rayane" calcext:value-type="string">
            <text:p>slimani ray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sa</text:p>
          </table:table-cell>
          <table:table-cell office:value-type="string" calcext:value-type="string">
            <text:p>richard</text:p>
          </table:table-cell>
          <table:table-cell table:formula="of:=CONCATENATE([.A42];&quot; &quot;;[.B42])" office:value-type="string" office:string-value="issa richard" calcext:value-type="string">
            <text:p>issa rich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asri</text:p>
          </table:table-cell>
          <table:table-cell office:value-type="string" calcext:value-type="string">
            <text:p>samir</text:p>
          </table:table-cell>
          <table:table-cell table:formula="of:=CONCATENATE([.A43];&quot; &quot;;[.B43])" office:value-type="string" office:string-value="elasri samir" calcext:value-type="string">
            <text:p>elasri sam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stephane1</text:p>
          </table:table-cell>
          <table:table-cell table:formula="of:=CONCATENATE([.A44];&quot; &quot;;[.B44])" office:value-type="string" office:string-value="ngo stephane1" calcext:value-type="string">
            <text:p>ngo stepha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moussa</text:p>
          </table:table-cell>
          <table:table-cell office:value-type="string" calcext:value-type="string">
            <text:p>theo</text:p>
          </table:table-cell>
          <table:table-cell table:formula="of:=CONCATENATE([.A45];&quot; &quot;;[.B45])" office:value-type="string" office:string-value="benmoussa theo" calcext:value-type="string">
            <text:p>benmoussa th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bin</text:p>
          </table:table-cell>
          <table:table-cell office:value-type="string" calcext:value-type="string">
            <text:p>tio</text:p>
          </table:table-cell>
          <table:table-cell table:formula="of:=CONCATENATE([.A46];&quot; &quot;;[.B46])" office:value-type="string" office:string-value="gobin tio" calcext:value-type="string">
            <text:p>gobin ti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uchesnay</text:p>
          </table:table-cell>
          <table:table-cell table:style-name="ce3" office:value-type="string" calcext:value-type="string">
            <text:p>vincent</text:p>
          </table:table-cell>
          <table:table-cell table:formula="of:=CONCATENATE([.A47];&quot; &quot;;[.B47])" office:value-type="string" office:string-value="duchesnay vincent" calcext:value-type="string">
            <text:p>duchesnay vincent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36:09.890997504</meta:creation-date>
    <dc:date>2018-05-31T18:47:21.755015593</dc:date>
    <meta:editing-duration>PT1M1S</meta:editing-duration>
    <meta:editing-cycles>1</meta:editing-cycles>
    <meta:document-statistic meta:table-count="1" meta:cell-count="141" meta:object-count="0"/>
    <meta:generator>LibreOffice/5.1.6.2$Linux_X86_64 LibreOffice_project/10m0$Build-2</meta:generator>
  </office:meta>
</office:document-meta>
</file>